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agmataPro Mono Liga" svg:font-family="'PragmataPro Mono Liga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PragmataPro Mono Lig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PragmataPro Mono Lig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03.4pt" svg:height="341.06pt" svg:x="282.59pt" svg:y="149.1pt">
            <draw:object draw:notify-on-update-of-ranges="Sheet1.G6:Sheet1.G6 Sheet1.G7:Sheet1.G10 Sheet1.H6:Sheet1.H6 Sheet1.H7:Sheet1.H10 Sheet1.I6:Sheet1.I6 Sheet1.I7:Sheet1.I10 Sheet1.J6:Sheet1.J6 Sheet1.J7:Sheet1.J10 Sheet1.K6:Sheet1.K6 Sheet1.K7:Sheet1.K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style-name="ce1"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pid</text:p>
          </table:table-cell>
          <table:table-cell table:style-name="ce1" office:value-type="string" calcext:value-type="string">
            <text:p>List[100 pids]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go &gt; ergo</text:p>
          </table:table-cell>
          <table:table-cell table:style-name="ce1" office:value-type="float" office:value="266891" calcext:value-type="float">
            <text:p>266891</text:p>
          </table:table-cell>
          <table:table-cell table:style-name="ce1" office:value-type="float" office:value="265967" calcext:value-type="float">
            <text:p>265967</text:p>
          </table:table-cell>
          <table:table-cell table:style-name="ce1" office:value-type="float" office:value="262877" calcext:value-type="float">
            <text:p>262877</text:p>
          </table:table-cell>
          <table:table-cell table:style-name="ce1" office:value-type="float" office:value="256121" calcext:value-type="float">
            <text:p>25612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go &gt; erlang</text:p>
          </table:table-cell>
          <table:table-cell table:style-name="ce1" office:value-type="float" office:value="189742" calcext:value-type="float">
            <text:p>189742</text:p>
          </table:table-cell>
          <table:table-cell table:style-name="ce1" office:value-type="float" office:value="179887" calcext:value-type="float">
            <text:p>179887</text:p>
          </table:table-cell>
          <table:table-cell table:style-name="ce1" office:value-type="float" office:value="177139" calcext:value-type="float">
            <text:p>177139</text:p>
          </table:table-cell>
          <table:table-cell table:style-name="ce1" office:value-type="float" office:value="172158" calcext:value-type="float">
            <text:p>172158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erlang &gt; ergo</text:p>
          </table:table-cell>
          <table:table-cell table:style-name="ce1" office:value-type="float" office:value="178638" calcext:value-type="float">
            <text:p>178638</text:p>
          </table:table-cell>
          <table:table-cell table:style-name="ce1" office:value-type="float" office:value="173909" calcext:value-type="float">
            <text:p>173909</text:p>
          </table:table-cell>
          <table:table-cell table:style-name="ce1" office:value-type="float" office:value="171228" calcext:value-type="float">
            <text:p>171228</text:p>
          </table:table-cell>
          <table:table-cell table:style-name="ce1" office:value-type="float" office:value="63869" calcext:value-type="float">
            <text:p>63869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erlang &gt; erlang</text:p>
          </table:table-cell>
          <table:table-cell table:style-name="ce1" office:value-type="float" office:value="176632" calcext:value-type="float">
            <text:p>176632</text:p>
          </table:table-cell>
          <table:table-cell table:style-name="ce1" office:value-type="float" office:value="165621" calcext:value-type="float">
            <text:p>165621</text:p>
          </table:table-cell>
          <table:table-cell table:style-name="ce1" office:value-type="float" office:value="159579" calcext:value-type="float">
            <text:p>159579</text:p>
          </table:table-cell>
          <table:table-cell table:style-name="ce1" office:value-type="float" office:value="48925" calcext:value-type="float">
            <text:p>48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agmataPro Mono Liga" svg:font-family="'PragmataPro Mono Liga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23:13:18.011907967</meta:creation-date>
    <dc:date>2020-04-22T02:35:11.325277052</dc:date>
    <meta:editing-duration>PT48M4S</meta:editing-duration>
    <meta:editing-cycles>9</meta:editing-cycles>
    <meta:generator>LibreOffice/6.1.5.2$Linux_X86_64 LibreOffice_project/1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PragmataPro Mono Liga'" style:font-style-name="Regular" style:font-pitch="fixed" fo:font-size="10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PragmataPro Mono Liga'" style:font-style-name="Regular" style:font-pitch="fixed"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PragmataPro Mono Liga'" style:font-style-name="Regular" style:font-pitch="fixed"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abel-arrangement="side-by-side" chart:link-data-style-to-source="true" chart:axis-position="1"/>
      <style:graphic-properties svg:stroke-color="#b3b3b3"/>
      <style:text-properties fo:font-family="'PragmataPro Mono Liga'" style:font-style-name="Regular" style:font-pitch="fixed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b4934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abd2f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link-data-style-to-source="true"/>
      <style:graphic-properties draw:stroke="none" draw:fill-color="#8ec06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d3869b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6cm" svg:height="12.033cm" xlink:href=".." xlink:type="simple" chart:class="chart:bar" chart:style-name="ch1">
        <chart:title svg:x="0.4cm" svg:y="0.083cm" chart:style-name="ch2">
          <text:p>Ergo Framework vs Erlang (network messaging using native DIST/ETF)
120 genservers are running on two nodes at localhost and making 
sync gen_server:call(..., value) to each other.

Number of sync RPS (more is better)</text:p>
        </chart:title>
        <chart:legend svg:x="13.22cm" svg:y="0.151cm" style:legend-expansion="custom" chartooo:width="3.446cm" chartooo:height="2.043cm" style:legend-expansion-aspect-ratio="1.68673519334312" chart:style-name="ch3"/>
        <chart:plot-area chart:style-name="ch4" table:cell-range-address="Sheet1.G6:Sheet1.K10" chart:data-source-has-labels="both" svg:x="0.441cm" svg:y="2.304cm" svg:width="16.392cm" svg:height="9.198cm">
          <chartooo:coordinate-region svg:x="1.803cm" svg:y="2.49cm" svg:width="15.03cm" svg:height="8.391cm"/>
          <chart:axis chart:dimension="x" chart:name="primary-x" chart:style-name="ch5" chartooo:axis-type="auto">
            <chartooo:date-scale/>
            <chart:categories table:cell-range-address="Sheet1.G7:Sheet1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7:Sheet1.H10" chart:label-cell-address="Sheet1.H6:Sheet1.H6" chart:class="chart:bar">
            <chart:data-point chart:repeated="4"/>
          </chart:series>
          <chart:series chart:style-name="ch9" chart:values-cell-range-address="Sheet1.I7:Sheet1.I10" chart:label-cell-address="Sheet1.I6:Sheet1.I6" chart:class="chart:bar">
            <chart:data-point chart:style-name="ch10"/>
            <chart:data-point chart:repeated="3"/>
          </chart:series>
          <chart:series chart:style-name="ch11" chart:values-cell-range-address="Sheet1.J7:Sheet1.J10" chart:label-cell-address="Sheet1.J6:Sheet1.J6" chart:class="chart:bar">
            <chart:data-point chart:repeated="4"/>
          </chart:series>
          <chart:series chart:style-name="ch12" chart:values-cell-range-address="Sheet1.K7:Sheet1.K10" chart:label-cell-address="Sheet1.K6:Sheet1.K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H6:Sheet1.H6</svg:desc>
                </draw:g>
              </table:table-cell>
              <table:table-cell office:value-type="string">
                <text:p>string</text:p>
                <draw:g>
                  <svg:desc>Sheet1.I6:Sheet1.I6</svg:desc>
                </draw:g>
              </table:table-cell>
              <table:table-cell office:value-type="string">
                <text:p>pid</text:p>
                <draw:g>
                  <svg:desc>Sheet1.J6:Sheet1.J6</svg:desc>
                </draw:g>
              </table:table-cell>
              <table:table-cell office:value-type="string">
                <text:p>List[100 pids]</text:p>
                <draw:g>
                  <svg:desc>Sheet1.K6:Sheet1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rgo &gt; ergo</text:p>
                <draw:g>
                  <svg:desc>Sheet1.G7:Sheet1.G10</svg:desc>
                </draw:g>
              </table:table-cell>
              <table:table-cell office:value-type="float" office:value="266891">
                <text:p>266891</text:p>
                <draw:g>
                  <svg:desc>Sheet1.H7:Sheet1.H10</svg:desc>
                </draw:g>
              </table:table-cell>
              <table:table-cell office:value-type="float" office:value="265967">
                <text:p>265967</text:p>
                <draw:g>
                  <svg:desc>Sheet1.I7:Sheet1.I10</svg:desc>
                </draw:g>
              </table:table-cell>
              <table:table-cell office:value-type="float" office:value="262877">
                <text:p>262877</text:p>
                <draw:g>
                  <svg:desc>Sheet1.J7:Sheet1.J10</svg:desc>
                </draw:g>
              </table:table-cell>
              <table:table-cell office:value-type="float" office:value="256121">
                <text:p>256121</text:p>
                <draw:g>
                  <svg:desc>Sheet1.K7:Sheet1.K10</svg:desc>
                </draw:g>
              </table:table-cell>
            </table:table-row>
            <table:table-row>
              <table:table-cell office:value-type="string">
                <text:p>ergo &gt; erlang</text:p>
              </table:table-cell>
              <table:table-cell office:value-type="float" office:value="189742">
                <text:p>189742</text:p>
              </table:table-cell>
              <table:table-cell office:value-type="float" office:value="179887">
                <text:p>179887</text:p>
              </table:table-cell>
              <table:table-cell office:value-type="float" office:value="177139">
                <text:p>177139</text:p>
              </table:table-cell>
              <table:table-cell office:value-type="float" office:value="172158">
                <text:p>172158</text:p>
              </table:table-cell>
            </table:table-row>
            <table:table-row>
              <table:table-cell office:value-type="string">
                <text:p>erlang &gt; ergo</text:p>
              </table:table-cell>
              <table:table-cell office:value-type="float" office:value="178638">
                <text:p>178638</text:p>
              </table:table-cell>
              <table:table-cell office:value-type="float" office:value="173909">
                <text:p>173909</text:p>
              </table:table-cell>
              <table:table-cell office:value-type="float" office:value="171228">
                <text:p>171228</text:p>
              </table:table-cell>
              <table:table-cell office:value-type="float" office:value="63869">
                <text:p>63869</text:p>
              </table:table-cell>
            </table:table-row>
            <table:table-row>
              <table:table-cell office:value-type="string">
                <text:p>erlang &gt; erlang</text:p>
              </table:table-cell>
              <table:table-cell office:value-type="float" office:value="176632">
                <text:p>176632</text:p>
              </table:table-cell>
              <table:table-cell office:value-type="float" office:value="165621">
                <text:p>165621</text:p>
              </table:table-cell>
              <table:table-cell office:value-type="float" office:value="159579">
                <text:p>159579</text:p>
              </table:table-cell>
              <table:table-cell office:value-type="float" office:value="48925">
                <text:p>48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